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6:01:02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6" table:default-cell-style-name="Default"/>
        <table:table-column table:style-name="co6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84525" calcext:value-type="float">
            <text:p>184525</text:p>
          </table:table-cell>
          <table:table-cell office:value-type="float" office:value="184360" calcext:value-type="float">
            <text:p>18436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39014" calcext:value-type="float">
            <text:p>39014</text:p>
          </table:table-cell>
          <table:table-cell office:value-type="float" office:value="38926" calcext:value-type="float">
            <text:p>38926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31896" calcext:value-type="float">
            <text:p>31896</text:p>
          </table:table-cell>
          <table:table-cell office:value-type="float" office:value="31851" calcext:value-type="float">
            <text:p>31851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71932" calcext:value-type="float">
            <text:p>171932</text:p>
          </table:table-cell>
          <table:table-cell office:value-type="float" office:value="171749" calcext:value-type="float">
            <text:p>171749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50517" calcext:value-type="float">
            <text:p>50517</text:p>
          </table:table-cell>
          <table:table-cell office:value-type="float" office:value="50453" calcext:value-type="float">
            <text:p>50453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5784" calcext:value-type="float">
            <text:p>25784</text:p>
          </table:table-cell>
          <table:table-cell office:value-type="float" office:value="25768" calcext:value-type="float">
            <text:p>2576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5172456" calcext:value-type="float">
            <text:p>5172456</text:p>
          </table:table-cell>
          <table:table-cell office:value-type="float" office:value="4867278" calcext:value-type="float">
            <text:p>4867278</text:p>
          </table:table-cell>
          <table:table-cell office:value-type="float" office:value="305178" calcext:value-type="float">
            <text:p>305178</text:p>
          </table:table-cell>
          <table:table-cell/>
          <table:table-cell office:value-type="float" office:value="646410" calcext:value-type="float">
            <text:p>646410</text:p>
          </table:table-cell>
          <table:table-cell office:value-type="float" office:value="532712" calcext:value-type="float">
            <text:p>532712</text:p>
          </table:table-cell>
          <table:table-cell office:value-type="float" office:value="113698" calcext:value-type="float">
            <text:p>113698</text:p>
          </table:table-cell>
          <table:table-cell/>
          <table:table-cell office:value-type="float" office:value="440827" calcext:value-type="float">
            <text:p>440827</text:p>
          </table:table-cell>
          <table:table-cell office:value-type="float" office:value="340734" calcext:value-type="float">
            <text:p>340734</text:p>
          </table:table-cell>
          <table:table-cell office:value-type="float" office:value="100093" calcext:value-type="float">
            <text:p>100093</text:p>
          </table:table-cell>
          <table:table-cell/>
          <table:table-cell table:formula="of:=[.M4]/([.E4]+[.I4]+[.M4])" office:value-type="percentage" office:value="0.192868938221744" calcext:value-type="percentage">
            <text:p>19.29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62689" calcext:value-type="float">
            <text:p>162689</text:p>
          </table:table-cell>
          <table:table-cell office:value-type="float" office:value="162499" calcext:value-type="float">
            <text:p>162499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50992" calcext:value-type="float">
            <text:p>50992</text:p>
          </table:table-cell>
          <table:table-cell office:value-type="float" office:value="50912" calcext:value-type="float">
            <text:p>50912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6951" calcext:value-type="float">
            <text:p>26951</text:p>
          </table:table-cell>
          <table:table-cell office:value-type="float" office:value="26896" calcext:value-type="float">
            <text:p>26896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64193" calcext:value-type="float">
            <text:p>164193</text:p>
          </table:table-cell>
          <table:table-cell office:value-type="float" office:value="163992" calcext:value-type="float">
            <text:p>163992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50194" calcext:value-type="float">
            <text:p>50194</text:p>
          </table:table-cell>
          <table:table-cell office:value-type="float" office:value="50108" calcext:value-type="float">
            <text:p>50108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7092" calcext:value-type="float">
            <text:p>27092</text:p>
          </table:table-cell>
          <table:table-cell office:value-type="float" office:value="27035" calcext:value-type="float">
            <text:p>27035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2543125" calcext:value-type="float">
            <text:p>2543125</text:p>
          </table:table-cell>
          <table:table-cell office:value-type="float" office:value="2276575" calcext:value-type="float">
            <text:p>2276575</text:p>
          </table:table-cell>
          <table:table-cell office:value-type="float" office:value="266550" calcext:value-type="float">
            <text:p>266550</text:p>
          </table:table-cell>
          <table:table-cell/>
          <table:table-cell office:value-type="float" office:value="543162" calcext:value-type="float">
            <text:p>543162</text:p>
          </table:table-cell>
          <table:table-cell office:value-type="float" office:value="445192" calcext:value-type="float">
            <text:p>445192</text:p>
          </table:table-cell>
          <table:table-cell office:value-type="float" office:value="97970" calcext:value-type="float">
            <text:p>97970</text:p>
          </table:table-cell>
          <table:table-cell/>
          <table:table-cell office:value-type="float" office:value="395213" calcext:value-type="float">
            <text:p>395213</text:p>
          </table:table-cell>
          <table:table-cell office:value-type="float" office:value="297657" calcext:value-type="float">
            <text:p>297657</text:p>
          </table:table-cell>
          <table:table-cell office:value-type="float" office:value="97556" calcext:value-type="float">
            <text:p>97556</text:p>
          </table:table-cell>
          <table:table-cell/>
          <table:table-cell table:formula="of:=[.M7]/([.E7]+[.I7]+[.M7])" office:value-type="percentage" office:value="0.211125442567889" calcext:value-type="percentage">
            <text:p>21.11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73537" calcext:value-type="float">
            <text:p>173537</text:p>
          </table:table-cell>
          <table:table-cell office:value-type="float" office:value="173362" calcext:value-type="float">
            <text:p>173362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47499" calcext:value-type="float">
            <text:p>47499</text:p>
          </table:table-cell>
          <table:table-cell office:value-type="float" office:value="47427" calcext:value-type="float">
            <text:p>47427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32256" calcext:value-type="float">
            <text:p>32256</text:p>
          </table:table-cell>
          <table:table-cell office:value-type="float" office:value="32218" calcext:value-type="float">
            <text:p>32218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3205980" calcext:value-type="float">
            <text:p>3205980</text:p>
          </table:table-cell>
          <table:table-cell office:value-type="float" office:value="2938553" calcext:value-type="float">
            <text:p>2938553</text:p>
          </table:table-cell>
          <table:table-cell office:value-type="float" office:value="267427" calcext:value-type="float">
            <text:p>267427</text:p>
          </table:table-cell>
          <table:table-cell/>
          <table:table-cell office:value-type="float" office:value="583743" calcext:value-type="float">
            <text:p>583743</text:p>
          </table:table-cell>
          <table:table-cell office:value-type="float" office:value="483652" calcext:value-type="float">
            <text:p>483652</text:p>
          </table:table-cell>
          <table:table-cell office:value-type="float" office:value="100091" calcext:value-type="float">
            <text:p>100091</text:p>
          </table:table-cell>
          <table:table-cell/>
          <table:table-cell office:value-type="float" office:value="416135" calcext:value-type="float">
            <text:p>416135</text:p>
          </table:table-cell>
          <table:table-cell office:value-type="float" office:value="321686" calcext:value-type="float">
            <text:p>321686</text:p>
          </table:table-cell>
          <table:table-cell office:value-type="float" office:value="94449" calcext:value-type="float">
            <text:p>94449</text:p>
          </table:table-cell>
          <table:table-cell/>
          <table:table-cell table:formula="of:=[.M9]/([.E9]+[.I9]+[.M9])" office:value-type="percentage" office:value="0.204449668482814" calcext:value-type="percentage">
            <text:p>20.44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2554590" calcext:value-type="float">
            <text:p>2554590</text:p>
          </table:table-cell>
          <table:table-cell office:value-type="float" office:value="2283892" calcext:value-type="float">
            <text:p>2283892</text:p>
          </table:table-cell>
          <table:table-cell office:value-type="float" office:value="270698" calcext:value-type="float">
            <text:p>270698</text:p>
          </table:table-cell>
          <table:table-cell/>
          <table:table-cell office:value-type="float" office:value="541328" calcext:value-type="float">
            <text:p>541328</text:p>
          </table:table-cell>
          <table:table-cell office:value-type="float" office:value="443108" calcext:value-type="float">
            <text:p>443108</text:p>
          </table:table-cell>
          <table:table-cell office:value-type="float" office:value="98220" calcext:value-type="float">
            <text:p>98220</text:p>
          </table:table-cell>
          <table:table-cell/>
          <table:table-cell office:value-type="float" office:value="381989" calcext:value-type="float">
            <text:p>381989</text:p>
          </table:table-cell>
          <table:table-cell office:value-type="float" office:value="288306" calcext:value-type="float">
            <text:p>288306</text:p>
          </table:table-cell>
          <table:table-cell office:value-type="float" office:value="93683" calcext:value-type="float">
            <text:p>93683</text:p>
          </table:table-cell>
          <table:table-cell/>
          <table:table-cell table:formula="of:=[.M10]/([.E10]+[.I10]+[.M10])" office:value-type="percentage" office:value="0.202513613243378" calcext:value-type="percentage">
            <text:p>20.25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87325" calcext:value-type="float">
            <text:p>187325</text:p>
          </table:table-cell>
          <table:table-cell office:value-type="float" office:value="187125" calcext:value-type="float">
            <text:p>18712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7398" calcext:value-type="float">
            <text:p>47398</text:p>
          </table:table-cell>
          <table:table-cell office:value-type="float" office:value="47318" calcext:value-type="float">
            <text:p>47318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0632" calcext:value-type="float">
            <text:p>30632</text:p>
          </table:table-cell>
          <table:table-cell office:value-type="float" office:value="30598" calcext:value-type="float">
            <text:p>3059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3374184" calcext:value-type="float">
            <text:p>3374184</text:p>
          </table:table-cell>
          <table:table-cell office:value-type="float" office:value="3079603" calcext:value-type="float">
            <text:p>3079603</text:p>
          </table:table-cell>
          <table:table-cell office:value-type="float" office:value="294581" calcext:value-type="float">
            <text:p>294581</text:p>
          </table:table-cell>
          <table:table-cell/>
          <table:table-cell office:value-type="float" office:value="606662" calcext:value-type="float">
            <text:p>606662</text:p>
          </table:table-cell>
          <table:table-cell office:value-type="float" office:value="496562" calcext:value-type="float">
            <text:p>496562</text:p>
          </table:table-cell>
          <table:table-cell office:value-type="float" office:value="110100" calcext:value-type="float">
            <text:p>110100</text:p>
          </table:table-cell>
          <table:table-cell/>
          <table:table-cell office:value-type="float" office:value="447081" calcext:value-type="float">
            <text:p>447081</text:p>
          </table:table-cell>
          <table:table-cell office:value-type="float" office:value="341859" calcext:value-type="float">
            <text:p>341859</text:p>
          </table:table-cell>
          <table:table-cell office:value-type="float" office:value="105222" calcext:value-type="float">
            <text:p>105222</text:p>
          </table:table-cell>
          <table:table-cell/>
          <table:table-cell table:formula="of:=[.M12]/([.E12]+[.I12]+[.M12])" office:value-type="percentage" office:value="0.206356895331073" calcext:value-type="percentage">
            <text:p>20.64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2530444" calcext:value-type="float">
            <text:p>2530444</text:p>
          </table:table-cell>
          <table:table-cell office:value-type="float" office:value="2261434" calcext:value-type="float">
            <text:p>2261434</text:p>
          </table:table-cell>
          <table:table-cell office:value-type="float" office:value="269010" calcext:value-type="float">
            <text:p>269010</text:p>
          </table:table-cell>
          <table:table-cell/>
          <table:table-cell office:value-type="float" office:value="545273" calcext:value-type="float">
            <text:p>545273</text:p>
          </table:table-cell>
          <table:table-cell office:value-type="float" office:value="445148" calcext:value-type="float">
            <text:p>445148</text:p>
          </table:table-cell>
          <table:table-cell office:value-type="float" office:value="100125" calcext:value-type="float">
            <text:p>100125</text:p>
          </table:table-cell>
          <table:table-cell/>
          <table:table-cell office:value-type="float" office:value="393557" calcext:value-type="float">
            <text:p>393557</text:p>
          </table:table-cell>
          <table:table-cell office:value-type="float" office:value="297686" calcext:value-type="float">
            <text:p>297686</text:p>
          </table:table-cell>
          <table:table-cell office:value-type="float" office:value="95871" calcext:value-type="float">
            <text:p>95871</text:p>
          </table:table-cell>
          <table:table-cell/>
          <table:table-cell table:formula="of:=[.M13]/([.E13]+[.I13]+[.M13])" office:value-type="percentage" office:value="0.206171533270538" calcext:value-type="percentage">
            <text:p>20.62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3821263" calcext:value-type="float">
            <text:p>3821263</text:p>
          </table:table-cell>
          <table:table-cell office:value-type="float" office:value="3553020" calcext:value-type="float">
            <text:p>3553020</text:p>
          </table:table-cell>
          <table:table-cell office:value-type="float" office:value="268243" calcext:value-type="float">
            <text:p>268243</text:p>
          </table:table-cell>
          <table:table-cell/>
          <table:table-cell office:value-type="float" office:value="601912" calcext:value-type="float">
            <text:p>601912</text:p>
          </table:table-cell>
          <table:table-cell office:value-type="float" office:value="501915" calcext:value-type="float">
            <text:p>501915</text:p>
          </table:table-cell>
          <table:table-cell office:value-type="float" office:value="99997" calcext:value-type="float">
            <text:p>99997</text:p>
          </table:table-cell>
          <table:table-cell/>
          <table:table-cell office:value-type="float" office:value="455920" calcext:value-type="float">
            <text:p>455920</text:p>
          </table:table-cell>
          <table:table-cell office:value-type="float" office:value="359509" calcext:value-type="float">
            <text:p>359509</text:p>
          </table:table-cell>
          <table:table-cell office:value-type="float" office:value="96411" calcext:value-type="float">
            <text:p>96411</text:p>
          </table:table-cell>
          <table:table-cell/>
          <table:table-cell table:formula="of:=[.M14]/([.E14]+[.I14]+[.M14])" office:value-type="percentage" office:value="0.207491213835761" calcext:value-type="percentage">
            <text:p>20.75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2515185" calcext:value-type="float">
            <text:p>2515185</text:p>
          </table:table-cell>
          <table:table-cell office:value-type="float" office:value="2249357" calcext:value-type="float">
            <text:p>2249357</text:p>
          </table:table-cell>
          <table:table-cell office:value-type="float" office:value="265828" calcext:value-type="float">
            <text:p>265828</text:p>
          </table:table-cell>
          <table:table-cell/>
          <table:table-cell office:value-type="float" office:value="543938" calcext:value-type="float">
            <text:p>543938</text:p>
          </table:table-cell>
          <table:table-cell office:value-type="float" office:value="444690" calcext:value-type="float">
            <text:p>444690</text:p>
          </table:table-cell>
          <table:table-cell office:value-type="float" office:value="99248" calcext:value-type="float">
            <text:p>99248</text:p>
          </table:table-cell>
          <table:table-cell/>
          <table:table-cell office:value-type="float" office:value="388153" calcext:value-type="float">
            <text:p>388153</text:p>
          </table:table-cell>
          <table:table-cell office:value-type="float" office:value="292093" calcext:value-type="float">
            <text:p>292093</text:p>
          </table:table-cell>
          <table:table-cell office:value-type="float" office:value="96060" calcext:value-type="float">
            <text:p>96060</text:p>
          </table:table-cell>
          <table:table-cell/>
          <table:table-cell table:formula="of:=[.M15]/([.E15]+[.I15]+[.M15])" office:value-type="percentage" office:value="0.208311647756844" calcext:value-type="percentage">
            <text:p>20.83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60200" calcext:value-type="float">
            <text:p>160200</text:p>
          </table:table-cell>
          <table:table-cell office:value-type="float" office:value="160015" calcext:value-type="float">
            <text:p>160015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52882" calcext:value-type="float">
            <text:p>52882</text:p>
          </table:table-cell>
          <table:table-cell office:value-type="float" office:value="52780" calcext:value-type="float">
            <text:p>52780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26803" calcext:value-type="float">
            <text:p>26803</text:p>
          </table:table-cell>
          <table:table-cell office:value-type="float" office:value="26744" calcext:value-type="float">
            <text:p>26744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57773" calcext:value-type="float">
            <text:p>157773</text:p>
          </table:table-cell>
          <table:table-cell office:value-type="float" office:value="157576" calcext:value-type="float">
            <text:p>157576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48702" calcext:value-type="float">
            <text:p>48702</text:p>
          </table:table-cell>
          <table:table-cell office:value-type="float" office:value="48632" calcext:value-type="float">
            <text:p>48632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28013" calcext:value-type="float">
            <text:p>28013</text:p>
          </table:table-cell>
          <table:table-cell office:value-type="float" office:value="27970" calcext:value-type="float">
            <text:p>27970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59066" calcext:value-type="float">
            <text:p>159066</text:p>
          </table:table-cell>
          <table:table-cell office:value-type="float" office:value="158898" calcext:value-type="float">
            <text:p>158898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50093" calcext:value-type="float">
            <text:p>50093</text:p>
          </table:table-cell>
          <table:table-cell office:value-type="float" office:value="49978" calcext:value-type="float">
            <text:p>49978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27355" calcext:value-type="float">
            <text:p>27355</text:p>
          </table:table-cell>
          <table:table-cell office:value-type="float" office:value="27295" calcext:value-type="float">
            <text:p>27295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60481" calcext:value-type="float">
            <text:p>160481</text:p>
          </table:table-cell>
          <table:table-cell office:value-type="float" office:value="160292" calcext:value-type="float">
            <text:p>160292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50051" calcext:value-type="float">
            <text:p>50051</text:p>
          </table:table-cell>
          <table:table-cell office:value-type="float" office:value="49965" calcext:value-type="float">
            <text:p>4996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7590" calcext:value-type="float">
            <text:p>27590</text:p>
          </table:table-cell>
          <table:table-cell office:value-type="float" office:value="27536" calcext:value-type="float">
            <text:p>275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69389" calcext:value-type="float">
            <text:p>169389</text:p>
          </table:table-cell>
          <table:table-cell office:value-type="float" office:value="169186" calcext:value-type="float">
            <text:p>169186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42987" calcext:value-type="float">
            <text:p>42987</text:p>
          </table:table-cell>
          <table:table-cell office:value-type="float" office:value="42905" calcext:value-type="float">
            <text:p>42905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6929" calcext:value-type="float">
            <text:p>26929</text:p>
          </table:table-cell>
          <table:table-cell office:value-type="float" office:value="26859" calcext:value-type="float">
            <text:p>26859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2235174" calcext:value-type="float">
            <text:p>2235174</text:p>
          </table:table-cell>
          <table:table-cell office:value-type="float" office:value="1928504" calcext:value-type="float">
            <text:p>1928504</text:p>
          </table:table-cell>
          <table:table-cell office:value-type="float" office:value="306670" calcext:value-type="float">
            <text:p>306670</text:p>
          </table:table-cell>
          <table:table-cell/>
          <table:table-cell office:value-type="float" office:value="540460" calcext:value-type="float">
            <text:p>540460</text:p>
          </table:table-cell>
          <table:table-cell office:value-type="float" office:value="426474" calcext:value-type="float">
            <text:p>426474</text:p>
          </table:table-cell>
          <table:table-cell office:value-type="float" office:value="113986" calcext:value-type="float">
            <text:p>113986</text:p>
          </table:table-cell>
          <table:table-cell/>
          <table:table-cell office:value-type="float" office:value="346730" calcext:value-type="float">
            <text:p>346730</text:p>
          </table:table-cell>
          <table:table-cell office:value-type="float" office:value="247324" calcext:value-type="float">
            <text:p>247324</text:p>
          </table:table-cell>
          <table:table-cell office:value-type="float" office:value="99406" calcext:value-type="float">
            <text:p>99406</text:p>
          </table:table-cell>
          <table:table-cell/>
          <table:table-cell table:formula="of:=[.M21]/([.E21]+[.I21]+[.M21])" office:value-type="percentage" office:value="0.191142594536805" calcext:value-type="percentage">
            <text:p>19.11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458866" calcext:value-type="float">
            <text:p>458866</text:p>
          </table:table-cell>
          <table:table-cell office:value-type="float" office:value="156521" calcext:value-type="float">
            <text:p>156521</text:p>
          </table:table-cell>
          <table:table-cell office:value-type="float" office:value="302345" calcext:value-type="float">
            <text:p>302345</text:p>
          </table:table-cell>
          <table:table-cell/>
          <table:table-cell office:value-type="float" office:value="161821" calcext:value-type="float">
            <text:p>161821</text:p>
          </table:table-cell>
          <table:table-cell office:value-type="float" office:value="48776" calcext:value-type="float">
            <text:p>48776</text:p>
          </table:table-cell>
          <table:table-cell office:value-type="float" office:value="113045" calcext:value-type="float">
            <text:p>113045</text:p>
          </table:table-cell>
          <table:table-cell/>
          <table:table-cell office:value-type="float" office:value="129349" calcext:value-type="float">
            <text:p>129349</text:p>
          </table:table-cell>
          <table:table-cell office:value-type="float" office:value="27630" calcext:value-type="float">
            <text:p>27630</text:p>
          </table:table-cell>
          <table:table-cell office:value-type="float" office:value="101719" calcext:value-type="float">
            <text:p>101719</text:p>
          </table:table-cell>
          <table:table-cell/>
          <table:table-cell table:formula="of:=[.M22]/([.E22]+[.I22]+[.M22])" office:value-type="percentage" office:value="0.196707077231299" calcext:value-type="percentage">
            <text:p>19.67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459489" calcext:value-type="float">
            <text:p>459489</text:p>
          </table:table-cell>
          <table:table-cell office:value-type="float" office:value="156618" calcext:value-type="float">
            <text:p>156618</text:p>
          </table:table-cell>
          <table:table-cell office:value-type="float" office:value="302871" calcext:value-type="float">
            <text:p>302871</text:p>
          </table:table-cell>
          <table:table-cell/>
          <table:table-cell office:value-type="float" office:value="162497" calcext:value-type="float">
            <text:p>162497</text:p>
          </table:table-cell>
          <table:table-cell office:value-type="float" office:value="49118" calcext:value-type="float">
            <text:p>49118</text:p>
          </table:table-cell>
          <table:table-cell office:value-type="float" office:value="113379" calcext:value-type="float">
            <text:p>113379</text:p>
          </table:table-cell>
          <table:table-cell/>
          <table:table-cell office:value-type="float" office:value="128883" calcext:value-type="float">
            <text:p>128883</text:p>
          </table:table-cell>
          <table:table-cell office:value-type="float" office:value="27614" calcext:value-type="float">
            <text:p>27614</text:p>
          </table:table-cell>
          <table:table-cell office:value-type="float" office:value="101269" calcext:value-type="float">
            <text:p>101269</text:p>
          </table:table-cell>
          <table:table-cell/>
          <table:table-cell table:formula="of:=[.M23]/([.E23]+[.I23]+[.M23])" office:value-type="percentage" office:value="0.195681704439837" calcext:value-type="percentage">
            <text:p>19.57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846015" calcext:value-type="float">
            <text:p>846015</text:p>
          </table:table-cell>
          <table:table-cell office:value-type="float" office:value="544009" calcext:value-type="float">
            <text:p>544009</text:p>
          </table:table-cell>
          <table:table-cell office:value-type="float" office:value="302006" calcext:value-type="float">
            <text:p>302006</text:p>
          </table:table-cell>
          <table:table-cell/>
          <table:table-cell office:value-type="float" office:value="267892" calcext:value-type="float">
            <text:p>267892</text:p>
          </table:table-cell>
          <table:table-cell office:value-type="float" office:value="154752" calcext:value-type="float">
            <text:p>154752</text:p>
          </table:table-cell>
          <table:table-cell office:value-type="float" office:value="113140" calcext:value-type="float">
            <text:p>113140</text:p>
          </table:table-cell>
          <table:table-cell/>
          <table:table-cell office:value-type="float" office:value="204359" calcext:value-type="float">
            <text:p>204359</text:p>
          </table:table-cell>
          <table:table-cell office:value-type="float" office:value="102822" calcext:value-type="float">
            <text:p>102822</text:p>
          </table:table-cell>
          <table:table-cell office:value-type="float" office:value="101537" calcext:value-type="float">
            <text:p>101537</text:p>
          </table:table-cell>
          <table:table-cell/>
          <table:table-cell table:formula="of:=[.M24]/([.E24]+[.I24]+[.M24])" office:value-type="percentage" office:value="0.196517013333127" calcext:value-type="percentage">
            <text:p>19.65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7158" calcext:value-type="float">
            <text:p>507158</text:p>
          </table:table-cell>
          <table:table-cell office:value-type="float" office:value="-507158" calcext:value-type="float">
            <text:p>-5071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3005" calcext:value-type="float">
            <text:p>143005</text:p>
          </table:table-cell>
          <table:table-cell office:value-type="float" office:value="-143005" calcext:value-type="float">
            <text:p>-1430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4480" calcext:value-type="float">
            <text:p>104480</text:p>
          </table:table-cell>
          <table:table-cell office:value-type="float" office:value="-104480" calcext:value-type="float">
            <text:p>-104480</text:p>
          </table:table-cell>
          <table:table-cell/>
          <table:table-cell table:formula="of:=[.M25]/([.E25]+[.I25]+[.M25])" office:value-type="percentage" office:value="0.138449571519248" calcext:value-type="percentage">
            <text:p>13.84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60438" calcext:value-type="float">
            <text:p>160438</text:p>
          </table:table-cell>
          <table:table-cell office:value-type="float" office:value="160254" calcext:value-type="float">
            <text:p>160254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47574" calcext:value-type="float">
            <text:p>47574</text:p>
          </table:table-cell>
          <table:table-cell office:value-type="float" office:value="47479" calcext:value-type="float">
            <text:p>47479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27329" calcext:value-type="float">
            <text:p>27329</text:p>
          </table:table-cell>
          <table:table-cell office:value-type="float" office:value="27265" calcext:value-type="float">
            <text:p>27265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573994" calcext:value-type="float">
            <text:p>1573994</text:p>
          </table:table-cell>
          <table:table-cell office:value-type="float" office:value="1302964" calcext:value-type="float">
            <text:p>1302964</text:p>
          </table:table-cell>
          <table:table-cell office:value-type="float" office:value="271030" calcext:value-type="float">
            <text:p>271030</text:p>
          </table:table-cell>
          <table:table-cell/>
          <table:table-cell office:value-type="float" office:value="435261" calcext:value-type="float">
            <text:p>435261</text:p>
          </table:table-cell>
          <table:table-cell office:value-type="float" office:value="334402" calcext:value-type="float">
            <text:p>334402</text:p>
          </table:table-cell>
          <table:table-cell office:value-type="float" office:value="100859" calcext:value-type="float">
            <text:p>100859</text:p>
          </table:table-cell>
          <table:table-cell/>
          <table:table-cell office:value-type="float" office:value="304551" calcext:value-type="float">
            <text:p>304551</text:p>
          </table:table-cell>
          <table:table-cell office:value-type="float" office:value="211415" calcext:value-type="float">
            <text:p>211415</text:p>
          </table:table-cell>
          <table:table-cell office:value-type="float" office:value="93136" calcext:value-type="float">
            <text:p>93136</text:p>
          </table:table-cell>
          <table:table-cell/>
          <table:table-cell table:formula="of:=[.M27]/([.E27]+[.I27]+[.M27])" office:value-type="percentage" office:value="0.200281705284662" calcext:value-type="percentage">
            <text:p>20.03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2076981" calcext:value-type="float">
            <text:p>2076981</text:p>
          </table:table-cell>
          <table:table-cell office:value-type="float" office:value="1801385" calcext:value-type="float">
            <text:p>1801385</text:p>
          </table:table-cell>
          <table:table-cell office:value-type="float" office:value="275596" calcext:value-type="float">
            <text:p>275596</text:p>
          </table:table-cell>
          <table:table-cell/>
          <table:table-cell office:value-type="float" office:value="489512" calcext:value-type="float">
            <text:p>489512</text:p>
          </table:table-cell>
          <table:table-cell office:value-type="float" office:value="389712" calcext:value-type="float">
            <text:p>389712</text:p>
          </table:table-cell>
          <table:table-cell office:value-type="float" office:value="99800" calcext:value-type="float">
            <text:p>99800</text:p>
          </table:table-cell>
          <table:table-cell/>
          <table:table-cell office:value-type="float" office:value="328408" calcext:value-type="float">
            <text:p>328408</text:p>
          </table:table-cell>
          <table:table-cell office:value-type="float" office:value="239556" calcext:value-type="float">
            <text:p>239556</text:p>
          </table:table-cell>
          <table:table-cell office:value-type="float" office:value="88852" calcext:value-type="float">
            <text:p>88852</text:p>
          </table:table-cell>
          <table:table-cell/>
          <table:table-cell table:formula="of:=[.M28]/([.E28]+[.I28]+[.M28])" office:value-type="percentage" office:value="0.191389085144147" calcext:value-type="percentage">
            <text:p>19.14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80322" calcext:value-type="float">
            <text:p>180322</text:p>
          </table:table-cell>
          <table:table-cell office:value-type="float" office:value="180139" calcext:value-type="float">
            <text:p>180139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51262" calcext:value-type="float">
            <text:p>51262</text:p>
          </table:table-cell>
          <table:table-cell office:value-type="float" office:value="51198" calcext:value-type="float">
            <text:p>51198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30978" calcext:value-type="float">
            <text:p>30978</text:p>
          </table:table-cell>
          <table:table-cell office:value-type="float" office:value="30939" calcext:value-type="float">
            <text:p>30939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81927" calcext:value-type="float">
            <text:p>181927</text:p>
          </table:table-cell>
          <table:table-cell office:value-type="float" office:value="181749" calcext:value-type="float">
            <text:p>181749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53293" calcext:value-type="float">
            <text:p>53293</text:p>
          </table:table-cell>
          <table:table-cell office:value-type="float" office:value="53206" calcext:value-type="float">
            <text:p>5320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0494" calcext:value-type="float">
            <text:p>30494</text:p>
          </table:table-cell>
          <table:table-cell office:value-type="float" office:value="30439" calcext:value-type="float">
            <text:p>30439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716085" calcext:value-type="float">
            <text:p>1716085</text:p>
          </table:table-cell>
          <table:table-cell office:value-type="float" office:value="1411031" calcext:value-type="float">
            <text:p>1411031</text:p>
          </table:table-cell>
          <table:table-cell office:value-type="float" office:value="305054" calcext:value-type="float">
            <text:p>305054</text:p>
          </table:table-cell>
          <table:table-cell/>
          <table:table-cell office:value-type="float" office:value="467579" calcext:value-type="float">
            <text:p>467579</text:p>
          </table:table-cell>
          <table:table-cell office:value-type="float" office:value="353333" calcext:value-type="float">
            <text:p>353333</text:p>
          </table:table-cell>
          <table:table-cell office:value-type="float" office:value="114246" calcext:value-type="float">
            <text:p>114246</text:p>
          </table:table-cell>
          <table:table-cell/>
          <table:table-cell office:value-type="float" office:value="319162" calcext:value-type="float">
            <text:p>319162</text:p>
          </table:table-cell>
          <table:table-cell office:value-type="float" office:value="218171" calcext:value-type="float">
            <text:p>218171</text:p>
          </table:table-cell>
          <table:table-cell office:value-type="float" office:value="100991" calcext:value-type="float">
            <text:p>100991</text:p>
          </table:table-cell>
          <table:table-cell/>
          <table:table-cell table:formula="of:=[.M31]/([.E31]+[.I31]+[.M31])" office:value-type="percentage" office:value="0.194104837485177" calcext:value-type="percentage">
            <text:p>19.41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69892" calcext:value-type="float">
            <text:p>169892</text:p>
          </table:table-cell>
          <table:table-cell office:value-type="float" office:value="169713" calcext:value-type="float">
            <text:p>169713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float" office:value="48639" calcext:value-type="float">
            <text:p>48639</text:p>
          </table:table-cell>
          <table:table-cell office:value-type="float" office:value="48557" calcext:value-type="float">
            <text:p>4855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26019" calcext:value-type="float">
            <text:p>26019</text:p>
          </table:table-cell>
          <table:table-cell office:value-type="float" office:value="25981" calcext:value-type="float">
            <text:p>25981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63786" calcext:value-type="float">
            <text:p>163786</text:p>
          </table:table-cell>
          <table:table-cell office:value-type="float" office:value="163585" calcext:value-type="float">
            <text:p>163585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50488" calcext:value-type="float">
            <text:p>50488</text:p>
          </table:table-cell>
          <table:table-cell office:value-type="float" office:value="50412" calcext:value-type="float">
            <text:p>50412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26699" calcext:value-type="float">
            <text:p>26699</text:p>
          </table:table-cell>
          <table:table-cell office:value-type="float" office:value="26631" calcext:value-type="float">
            <text:p>26631</text:p>
          </table:table-cell>
          <table:table-cell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14"/>
          <table:table-cell table:formula="of:=SUM([.O2:.O33])/16" office:value-type="percentage" office:value="0.196472658855271" calcext:value-type="percentage">
            <text:p>19.65%</text:p>
          </table:table-cell>
        </table:table-row>
        <table:table-row table:style-name="ro1" table:number-rows-repeated="1048538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6:09:56.656014821</dc:date>
    <meta:editing-duration>PT4M58S</meta:editing-duration>
    <meta:editing-cycles>1</meta:editing-cycles>
    <meta:document-statistic meta:table-count="1" meta:cell-count="391" meta:object-count="0"/>
    <meta:generator>LibreOffice/5.1.6.2$Linux_X86_64 LibreOffice_project/10m0$Build-2</meta:generator>
  </office:meta>
</office:document-meta>
</file>